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42%" fo:orphans="2" fo:widows="2" fo:text-indent="0cm" style:auto-text-indent="false" fo:background-color="#ffffff" fo:padding="0cm" fo:border="none"/>
      <style:text-properties fo:font-variant="normal" fo:text-transform="none" fo:color="#333333" style:font-name="Open Sans" fo:font-size="9.75pt" fo:letter-spacing="normal" fo:font-style="normal" fo:font-weight="normal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42%" fo:orphans="2" fo:widows="2" fo:text-indent="0cm" style:auto-text-indent="false" fo:background-color="#ffffff" fo:padding="0cm" fo:border="none"/>
      <style:text-properties fo:font-variant="normal" fo:text-transform="none" fo:color="#333333" style:font-name="Open Sans" fo:font-size="9.75pt" fo:letter-spacing="normal" fo:font-style="normal" fo:font-weight="normal" officeooo:rsid="0019b879" officeooo:paragraph-rsid="0019b8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en prézi de la présentation</text:p>
      <text:p text:style-name="P1"/>
      <text:p text:style-name="P1">https://prezi.com/view/KCCWSjjWBHe0JhVkzWk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0:13:45.818261421</meta:creation-date>
    <dc:date>2021-01-07T11:15:32.917484040</dc:date>
    <meta:editing-duration>PT51M3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6" meta:character-count="72" meta:non-whitespace-character-count="68"/>
  </office:meta>
</office:document-meta>
</file>